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09c31e" officeooo:paragraph-rsid="0009c31e" style:font-size-asian="14pt" style:font-weight-asian="bold" style:font-size-complex="14pt" style:font-weight-complex="bold"/>
    </style:style>
    <style:style style:name="P2" style:family="paragraph" style:parent-style-name="Standard">
      <style:text-properties fo:font-size="12pt" fo:font-weight="normal" officeooo:rsid="0009c31e" officeooo:paragraph-rsid="0009c31e" style:font-size-asian="10.5pt" style:font-weight-asian="normal" style:font-size-complex="12pt" style:font-weight-complex="normal"/>
    </style:style>
    <style:style style:name="P3" style:family="paragraph" style:parent-style-name="Standard">
      <style:text-properties fo:font-size="12pt" fo:font-weight="normal" officeooo:rsid="000d8866" officeooo:paragraph-rsid="000d8866" style:font-size-asian="10.5pt" style:font-weight-asian="normal" style:font-size-complex="12pt" style:font-weight-complex="normal"/>
    </style:style>
    <style:style style:name="P4" style:family="paragraph" style:parent-style-name="Standard">
      <style:text-properties fo:font-size="12pt" fo:font-weight="normal" officeooo:rsid="001889da" officeooo:paragraph-rsid="001889da" style:font-size-asian="10.5pt" style:font-weight-asian="normal" style:font-size-complex="12pt" style:font-weight-complex="normal"/>
    </style:style>
    <style:style style:name="P5" style:family="paragraph" style:parent-style-name="Standard">
      <style:text-properties fo:font-size="12pt" fo:font-weight="normal" officeooo:rsid="0019a082" officeooo:paragraph-rsid="0019a082" style:font-size-asian="10.5pt" style:font-weight-asian="normal" style:font-size-complex="12pt" style:font-weight-complex="normal"/>
    </style:style>
    <style:style style:name="P6" style:family="paragraph" style:parent-style-name="Standard">
      <style:text-properties fo:font-size="12pt" fo:font-weight="normal" officeooo:rsid="0019a082" officeooo:paragraph-rsid="001aad6b" style:font-size-asian="10.5pt" style:font-weight-asian="normal" style:font-size-complex="12pt" style:font-weight-complex="normal"/>
    </style:style>
    <style:style style:name="P7" style:family="paragraph" style:parent-style-name="Standard">
      <style:text-properties fo:font-size="12pt" fo:font-weight="normal" officeooo:rsid="001c3f62" officeooo:paragraph-rsid="001c3f62" style:font-size-asian="10.5pt" style:font-weight-asian="normal" style:font-size-complex="12pt" style:font-weight-complex="normal"/>
    </style:style>
    <style:style style:name="P8" style:family="paragraph" style:parent-style-name="Standard">
      <style:text-properties fo:font-size="12pt" fo:font-weight="normal" officeooo:rsid="001dd68a" officeooo:paragraph-rsid="001dd68a" style:font-size-asian="10.5pt" style:font-weight-asian="normal" style:font-size-complex="12pt" style:font-weight-complex="normal"/>
    </style:style>
    <style:style style:name="P9" style:family="paragraph" style:parent-style-name="Standard">
      <style:text-properties fo:font-size="12pt" fo:font-weight="normal" officeooo:rsid="001dd68a" officeooo:paragraph-rsid="001e9069" style:font-size-asian="10.5pt" style:font-weight-asian="normal" style:font-size-complex="12pt" style:font-weight-complex="normal"/>
    </style:style>
    <style:style style:name="P10" style:family="paragraph" style:parent-style-name="Standard">
      <style:text-properties fo:font-size="12pt" fo:font-weight="normal" officeooo:rsid="002270cc" officeooo:paragraph-rsid="0022aab3" style:font-size-asian="10.5pt" style:font-weight-asian="normal" style:font-size-complex="12pt" style:font-weight-complex="normal"/>
    </style:style>
    <style:style style:name="P11" style:family="paragraph" style:parent-style-name="Standard">
      <style:text-properties fo:font-weight="normal" officeooo:rsid="0019a082" officeooo:paragraph-rsid="001aad6b" style:font-weight-asian="normal" style:font-weight-complex="normal"/>
    </style:style>
    <style:style style:name="P12" style:family="paragraph" style:parent-style-name="Standard">
      <style:text-properties fo:font-size="14pt" fo:font-weight="bold" officeooo:rsid="001698cf" officeooo:paragraph-rsid="001698cf" style:font-size-asian="14pt" style:font-weight-asian="bold" style:font-size-complex="14pt" style:font-weight-complex="bold"/>
    </style:style>
    <style:style style:name="P13" style:family="paragraph" style:parent-style-name="Standard">
      <style:text-properties fo:font-size="14pt" fo:font-weight="bold" officeooo:rsid="001dd68a" officeooo:paragraph-rsid="001dd68a" style:font-size-asian="14pt" style:font-weight-asian="bold" style:font-size-complex="14pt" style:font-weight-complex="bold"/>
    </style:style>
    <style:style style:name="P14" style:family="paragraph" style:parent-style-name="Standard">
      <style:text-properties fo:font-size="14pt" fo:font-weight="bold" officeooo:rsid="0022afbd" officeooo:paragraph-rsid="00236298" style:font-size-asian="12.25pt" style:font-weight-asian="bold" style:font-size-complex="14pt" style:font-weight-complex="bold"/>
    </style:style>
    <style:style style:name="P15" style:family="paragraph" style:parent-style-name="Standard">
      <style:text-properties style:text-position="0% 100%" fo:font-size="12pt" fo:font-weight="normal" officeooo:rsid="0019a082" officeooo:paragraph-rsid="0019a082" style:font-size-asian="10.5pt" style:font-weight-asian="normal" style:font-size-complex="12pt" style:font-weight-complex="normal"/>
    </style:style>
    <style:style style:name="P16" style:family="paragraph" style:parent-style-name="Standard">
      <style:text-properties style:text-position="0% 100%" fo:font-size="12pt" fo:font-weight="normal" officeooo:rsid="001c3f62" officeooo:paragraph-rsid="001aad6b" style:font-size-asian="10.5pt" style:font-weight-asian="normal" style:font-size-complex="12pt" style:font-weight-complex="normal"/>
    </style:style>
    <style:style style:name="P17" style:family="paragraph" style:parent-style-name="Standard">
      <style:text-properties style:text-position="0% 100%" fo:font-size="12pt" fo:font-weight="normal" officeooo:rsid="001c3f62" officeooo:paragraph-rsid="001c3f62" style:font-size-asian="10.5pt" style:font-weight-asian="normal" style:font-size-complex="12pt" style:font-weight-complex="normal"/>
    </style:style>
    <style:style style:name="P18" style:family="paragraph" style:parent-style-name="Standard">
      <style:text-properties style:text-position="0% 100%" fo:font-size="12pt" fo:font-weight="normal" officeooo:rsid="001dd68a" officeooo:paragraph-rsid="001c3f62" style:font-size-asian="10.5pt" style:font-weight-asian="normal" style:font-size-complex="12pt" style:font-weight-complex="normal"/>
    </style:style>
    <style:style style:name="P19" style:family="paragraph" style:parent-style-name="Standard">
      <style:text-properties style:text-position="0% 100%" fo:font-size="12pt" fo:font-weight="normal" officeooo:rsid="001dd68a" officeooo:paragraph-rsid="001dd68a" style:font-size-asian="10.5pt" style:font-weight-asian="normal" style:font-size-complex="12pt" style:font-weight-complex="normal"/>
    </style:style>
    <style:style style:name="P20" style:family="paragraph" style:parent-style-name="Standard">
      <style:text-properties style:text-position="0% 100%" fo:font-size="12pt" fo:font-weight="normal" officeooo:rsid="001e9069" officeooo:paragraph-rsid="001e9069" style:font-size-asian="10.5pt" style:font-weight-asian="normal" style:font-size-complex="12pt" style:font-weight-complex="normal"/>
    </style:style>
    <style:style style:name="P21" style:family="paragraph" style:parent-style-name="Standard">
      <style:text-properties style:text-position="0% 100%" fo:font-size="12pt" fo:font-weight="normal" officeooo:rsid="001fed95" officeooo:paragraph-rsid="001e9069" style:font-size-asian="10.5pt" style:font-weight-asian="normal" style:font-size-complex="12pt" style:font-weight-complex="normal"/>
    </style:style>
    <style:style style:name="P22" style:family="paragraph" style:parent-style-name="Standard">
      <style:text-properties style:text-position="0% 100%" fo:font-size="12pt" fo:font-weight="normal" officeooo:rsid="002270cc" officeooo:paragraph-rsid="001e9069" style:font-size-asian="10.5pt" style:font-weight-asian="normal" style:font-size-complex="12pt" style:font-weight-complex="normal"/>
    </style:style>
    <style:style style:name="P23" style:family="paragraph" style:parent-style-name="Standard">
      <style:text-properties style:text-position="0% 100%" fo:font-size="12pt" fo:font-weight="normal" officeooo:rsid="0024970a" officeooo:paragraph-rsid="00236298" style:font-size-asian="10.5pt" style:font-weight-asian="normal" style:font-size-complex="12pt" style:font-weight-complex="normal"/>
    </style:style>
    <style:style style:name="P24" style:family="paragraph" style:parent-style-name="Standard">
      <style:text-properties style:text-position="0% 100%" fo:font-size="12pt" fo:font-weight="normal" officeooo:rsid="0022afbd" officeooo:paragraph-rsid="00236298" style:font-size-asian="10.5pt" style:font-weight-asian="normal" style:font-size-complex="12pt" style:font-weight-complex="normal"/>
    </style:style>
    <style:style style:name="P25" style:family="paragraph" style:parent-style-name="Standard">
      <style:text-properties style:text-position="0% 100%" fo:font-size="12pt" fo:font-weight="bold" officeooo:rsid="001aad6b" officeooo:paragraph-rsid="001aad6b" style:font-size-asian="10.5pt" style:font-weight-asian="bold" style:font-size-complex="12pt" style:font-weight-complex="bold"/>
    </style:style>
    <style:style style:name="P26" style:family="paragraph" style:parent-style-name="Standard">
      <style:text-properties style:text-position="0% 100%" fo:font-size="14pt" fo:font-weight="bold" officeooo:rsid="0019a082" officeooo:paragraph-rsid="0019a082" style:font-size-asian="12.25pt" style:font-weight-asian="bold" style:font-size-complex="14pt" style:font-weight-complex="bold"/>
    </style:style>
    <style:style style:name="P27" style:family="paragraph" style:parent-style-name="Standard">
      <style:text-properties style:text-position="0% 100%" fo:font-size="14pt" fo:font-weight="bold" officeooo:rsid="001dd68a" officeooo:paragraph-rsid="001dd68a" style:font-size-asian="12.25pt" style:font-weight-asian="bold" style:font-size-complex="14pt" style:font-weight-complex="bold"/>
    </style:style>
    <style:style style:name="P28" style:family="paragraph" style:parent-style-name="Standard">
      <style:text-properties style:text-position="0% 100%" fo:font-size="14pt" fo:font-weight="bold" officeooo:rsid="001c3f62" officeooo:paragraph-rsid="001c3f62" style:font-size-asian="12.25pt" style:font-weight-asian="bold" style:font-size-complex="14pt" style:font-weight-complex="bold"/>
    </style:style>
    <style:style style:name="P29" style:family="paragraph" style:parent-style-name="Standard">
      <style:text-properties style:text-position="0% 100%" fo:font-size="14pt" fo:font-weight="bold" officeooo:rsid="001e9069" officeooo:paragraph-rsid="001e9069" style:font-size-asian="12.25pt" style:font-weight-asian="bold" style:font-size-complex="14pt" style:font-weight-complex="bold"/>
    </style:style>
    <style:style style:name="P30" style:family="paragraph" style:parent-style-name="Standard">
      <style:text-properties style:text-position="0% 100%" fo:font-size="14pt" fo:font-weight="normal" officeooo:rsid="0022afbd" officeooo:paragraph-rsid="00236298" style:font-size-asian="12.25pt" style:font-weight-asian="normal" style:font-size-complex="14pt" style:font-weight-complex="normal"/>
    </style:style>
    <style:style style:name="P31" style:family="paragraph" style:parent-style-name="Standard">
      <style:text-properties style:text-position="0% 100%" fo:font-size="13pt" fo:font-weight="bold" officeooo:rsid="001e9069" officeooo:paragraph-rsid="001e9069" style:font-size-asian="11.3500003814697pt" style:font-weight-asian="bold" style:font-size-complex="13pt" style:font-weight-complex="bold"/>
    </style:style>
    <style:style style:name="P32" style:family="paragraph" style:parent-style-name="Standard">
      <style:text-properties style:text-line-through-style="none" style:text-line-through-type="none" style:text-position="0% 100%" fo:font-size="12pt" fo:font-weight="normal" officeooo:rsid="0022aab3" officeooo:paragraph-rsid="0022aab3"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698cf" style:font-weight-asian="bold" style:font-weight-complex="bold"/>
    </style:style>
    <style:style style:name="T3" style:family="text">
      <style:text-properties fo:font-weight="bold" officeooo:rsid="001dd68a" style:font-weight-asian="bold" style:font-weight-complex="bold"/>
    </style:style>
    <style:style style:name="T4" style:family="text">
      <style:text-properties officeooo:rsid="001698cf"/>
    </style:style>
    <style:style style:name="T5" style:family="text">
      <style:text-properties officeooo:rsid="001889da"/>
    </style:style>
    <style:style style:name="T6" style:family="text">
      <style:text-properties style:text-position="super 58%" fo:font-weight="bold" style:font-weight-asian="bold" style:font-weight-complex="bold"/>
    </style:style>
    <style:style style:name="T7" style:family="text">
      <style:text-properties style:text-position="0% 100%"/>
    </style:style>
    <style:style style:name="T8" style:family="text">
      <style:text-properties style:text-position="0% 100%" officeooo:rsid="0019a082"/>
    </style:style>
    <style:style style:name="T9" style:family="text">
      <style:text-properties style:text-position="0% 100%" officeooo:rsid="001aad6b"/>
    </style:style>
    <style:style style:name="T10" style:family="text">
      <style:text-properties style:text-position="0% 100%" fo:font-size="12pt" officeooo:rsid="001aad6b" style:font-size-asian="10.5pt" style:font-size-complex="12pt"/>
    </style:style>
    <style:style style:name="T11" style:family="text">
      <style:text-properties style:text-position="0% 100%" fo:font-size="12pt" officeooo:rsid="001c3f62" style:font-size-asian="10.5pt" style:font-size-complex="12pt"/>
    </style:style>
    <style:style style:name="T12" style:family="text">
      <style:text-properties style:text-position="0% 100%" fo:font-size="12pt" officeooo:rsid="001dd68a" style:font-size-asian="10.5pt" style:font-size-complex="12pt"/>
    </style:style>
    <style:style style:name="T13" style:family="text">
      <style:text-properties style:text-position="0% 100%" officeooo:rsid="001dd68a"/>
    </style:style>
    <style:style style:name="T14" style:family="text">
      <style:text-properties style:text-position="0% 100%" officeooo:rsid="001e9069"/>
    </style:style>
    <style:style style:name="T15" style:family="text">
      <style:text-properties style:text-position="0% 100%" officeooo:rsid="001fed95"/>
    </style:style>
    <style:style style:name="T16" style:family="text">
      <style:text-properties style:text-position="0% 100%" officeooo:rsid="0021cfb1"/>
    </style:style>
    <style:style style:name="T17" style:family="text">
      <style:text-properties style:text-position="0% 100%" officeooo:rsid="002270cc"/>
    </style:style>
    <style:style style:name="T18" style:family="text">
      <style:text-properties officeooo:rsid="001dd68a"/>
    </style:style>
    <style:style style:name="T19" style:family="text">
      <style:text-properties style:text-line-through-style="solid" style:text-line-through-type="single" style:text-position="0% 100%"/>
    </style:style>
    <style:style style:name="T20" style:family="text">
      <style:text-properties style:text-line-through-style="solid" style:text-line-through-type="single" style:text-position="0% 100%" officeooo:rsid="0022aab3"/>
    </style:style>
    <style:style style:name="T21" style:family="text">
      <style:text-properties style:text-line-through-style="none" style:text-line-through-type="none" style:text-position="0% 100%"/>
    </style:style>
    <style:style style:name="T22" style:family="text">
      <style:text-properties style:text-line-through-style="none" style:text-line-through-type="none" style:text-position="0% 100%" officeooo:rsid="0022aab3"/>
    </style:style>
    <style:style style:name="T23" style:family="text">
      <style:text-properties style:text-line-through-style="none" style:text-line-through-type="none" style:text-position="0% 100%" officeooo:rsid="001fed95"/>
    </style:style>
    <style:style style:name="T24" style:family="text">
      <style:text-properties officeooo:rsid="0024970a"/>
    </style:style>
    <style:style style:name="T25" style:family="text">
      <style:text-properties officeooo:rsid="002662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MATERIUM</text:p>
      <text:p text:style-name="P3"/>
      <text:p text:style-name="P2">“<text:span text:style-name="T1">What do you want stranger?</text:span>” <text:span text:style-name="T5">a man encased in golden armour said</text:span></text:p>
      <text:p text:style-name="P2">“I w<text:span text:style-name="T4">ant to take a single dead space marine. I will send said space marine in a universe where there is no chaos gods. |W|here humanity has not yet discovered any enemy but themselves. I will have him go there and I will observe him and his surrounding. I will of course compensate you. I will restrain the chaos gods myself for a minute more.” said someone from nowhere</text:span></text:p>
      <text:p text:style-name="P2">“<text:span text:style-name="T2">very well</text:span><text:span text:style-name="T4">” replied the emperor of Mankind</text:span></text:p>
      <text:p text:style-name="P12"/>
      <text:p text:style-name="P12">LATER</text:p>
      <text:p text:style-name="P13">MARTINUS GALLICLES</text:p>
      <text:p text:style-name="P12"/>
      <text:p text:style-name="P4">Martinus Gallicles was saddened. For he was one of the first that died in the betrayal in Istvaan V. He was saddened that he could not know what happened to his Primarch Vulkan. He was saddened that he could not know what happened during the betrayal. Most of all he was saddened that he could no longer return to his tribe in Nocturne. He was contemplating the betrayal when he heard a voice.</text:p>
      <text:p text:style-name="P4">“<text:span text:style-name="T1">Martinus</text:span>” from particularly nowhere.</text:p>
      <text:p text:style-name="P4">“Who are you!? Show yourself!” demanded Martinus ready to fight at any moment.</text:p>
      <text:p text:style-name="P4">“<text:span text:style-name="T1">I have a task for you</text:span>” said the void.</text:p>
      <text:p text:style-name="P4">“why would I do what you want?” asked Martinus realizing that the voice will not answer questions not related to what it wants.</text:p>
      <text:p text:style-name="P4">“<text:span text:style-name="T1">it concerns mankind” </text:span>the void answered.</text:p>
      <text:p text:style-name="P4">“what about mankind?” asked Martinus.</text:p>
      <text:p text:style-name="P4">“<text:span text:style-name="T1">since you are dead I wish to use your help. In another universe humanity is slowly dying and since you are not needed here I decided that I will send you there.</text:span>”</text:p>
      <text:p text:style-name="P4">“Very well I will help, <text:span text:style-name="T18">How am I to help them</text:span> and how am I to go to said universe”</text:p>
      <text:p text:style-name="P4">“<text:span text:style-name="T18">t</text:span><text:span text:style-name="T1">hat’s for me to </text:span><text:span text:style-name="T3">worry about</text:span><text:span text:style-name="T6">” </text:span><text:span text:style-name="T8"><text:s/>said the void</text:span></text:p>
      <text:p text:style-name="P5"><text:span text:style-name="T7">Martinus was about to </text:span><text:span text:style-name="T13">demand an answer</text:span><text:span text:style-name="T7"> when he was turned unconscious.</text:span></text:p>
      <text:p text:style-name="P15"/>
      <text:p text:style-name="P26">NEAR THE ARC 10 DAYS BEFORE THE 100 IS SENT</text:p>
      <text:p text:style-name="P27">ABIGAIL GRIFFIN</text:p>
      <text:p text:style-name="P27"/>
      <text:p text:style-name="P6"><text:span text:style-name="T7">The Council was arguing with what to do with the humanoid being encased in what appears to be armour. The armoured being just appeared suddenly near the Airlock doors. It wasn’t going away either seemingly stuck at the doors.</text:span><text:span text:style-name="T9"> Though they argued back and forth with tenacity both sides having legitimate ideas. They all eventually decided to bring the humanoid thing in.</text:span></text:p>
      <text:p text:style-name="P25"/>
      <text:p text:style-name="P11"><text:span text:style-name="T10"><text:s/>Abigail Griffin a </text:span><text:span text:style-name="T11">middle aged widow, a mother of one and a </text:span><text:span text:style-name="T10">member of the council was irritated she was tasked to see and investigate the thing for raising too many concerns about it. Both decided that since she was so worried about bringing it in she should handle it herself. Making her be here trying to open the thing in the airlock bay since it was too heavy to drag anywhere. She was so frustrated that she finally decided that just smack the head with a hammer since the material was so tough. After hitting the head the <text:s/>thing suddenly stood up shocking Abigail and her assistance. The thing then looked at her.</text:span></text:p>
      <text:p text:style-name="P11"><text:span text:style-name="T10">“Hello there am I in the </text:span><text:span text:style-name="T11">planetary system called Solar System” asked the thing.</text:span></text:p>
      <text:p text:style-name="P16">“y-y-yes” answered Abigail she was frightened by the thing with it’s intimidating armour and specially more intimidating helmet.</text:p>
      <text:p text:style-name="P16"><text:soft-page-break/>“I wish to talk with your leader” the being said.</text:p>
      <text:p text:style-name="P11"><text:span text:style-name="T11">“o-okay just stay here alright?” Abigail told the being.</text:span><text:span text:style-name="T12"> The being nodded at here and she immediately went out to call the council together.</text:span></text:p>
      <text:p text:style-name="P16"/>
      <text:p text:style-name="P28">LATER</text:p>
      <text:p text:style-name="P17"/>
      <text:p text:style-name="P17">“so it’s apparently alive” announced Abigail</text:p>
      <text:p text:style-name="P17">“And?” Jaha said. Jaha was a middle aged Black Man he was the Chancellor. Meaning that he was the leader the top in the chain of command he was also a former friend of Abigail.</text:p>
      <text:p text:style-name="P17">“it also wants to meet our leader which is you.” said Abigail.</text:p>
      <text:p text:style-name="P17">“You can’t do this Chancellor it might be planning to take you hostage let me go in your place and observe him from safety.” Interjected Council member Marcus Kane. Marcus Kane is Abigail’s friend but currently both of their policies were causing conflict between the both of them.</text:p>
      <text:p text:style-name="P17">“I agree” murmured the rest of the council.</text:p>
      <text:p text:style-name="P7"><text:span text:style-name="T7">“no. I will meet this being and speak to it myself </text:span><text:span text:style-name="T13">and find out what it wants” answered Jaha.</text:span></text:p>
      <text:p text:style-name="P18"/>
      <text:p text:style-name="P27">MARTINUS GALLICLES</text:p>
      <text:p text:style-name="P27"/>
      <text:p text:style-name="P19">Gallicles awoke from the sound of hammer hitting his helmet. He looked around and saw four humans all using gears that could be gears for dealing with diseases or radiation. He looked at the one that hit him and saw that it was a middle aged blonde woman. Deciding that he need confirmation where he is he asked the woman in front of his face.</text:p>
      <text:p text:style-name="P19">“Hello There am I in the planetary system called the Solar System?” asked Martinus</text:p>
      <text:p text:style-name="P19">“y-y-yes” said the woman. The woman seemed afraid of him so he decided that it was better to speak with someone less afraid. So he decided for the leader of this group.</text:p>
      <text:p text:style-name="P19">“I wish to talk to your leader” he said, the woman seemed surprised with his question. He was about to ask it again when the woman answered.</text:p>
      <text:p text:style-name="P19">“o-okay just stay here alright?” Martinus nodded to the woman. Then she left him. Martinus thought about how he knew about the location to this planetary system. He decided that it was given to him by the void and yet he still didn’t know he came to be here. He decided that he will have to ask the leader of this people.</text:p>
      <text:p text:style-name="P31"/>
      <text:p text:style-name="P29">THREE HOURS LATER</text:p>
      <text:p text:style-name="P29"/>
      <text:p text:style-name="P8"><text:span text:style-name="T7">the woman returned with a moderately dark skinned man not as dark as his </text:span><text:span text:style-name="T14">though</text:span><text:span text:style-name="T7">. </text:span><text:span text:style-name="T14">The people of Nocturne most of the time has a very black skin as protection against the toxic Radiation on it’s planet.</text:span></text:p>
      <text:p text:style-name="P8"><text:span text:style-name="T7">“Sorry about the wait and making you stay here. </text:span><text:span text:style-name="T14">You can call me Jaha. This woman here that you talked to earlier is called Abigail.</text:span><text:span text:style-name="T7">” the </text:span><text:span text:style-name="T14">now named Jaha told him.</text:span></text:p>
      <text:p text:style-name="P20">“nice to meet you Abigail and Jaha. I am called Martinus Gallicles you can refer to me as either of the names.” replied Martinus.</text:p>
      <text:p text:style-name="P20">“So I was told you wanted to talk with me? But first could you remove your helmet I wish to see to what I am talking to.” Asked Jaha</text:p>
      <text:p text:style-name="P20">“Very well.” Martinus removed his helmet revealing a European looking man with dark grey skin, black hair and the bright red iris of his eyes. Everyone around him was surprised for different reason some of them genuinely thought that he was an alien. Abigail and Jaha on the other hand was surprised with the colour of his skin and his eyes.</text:p>
      <text:p text:style-name="P9"><text:span text:style-name="T14">“I do not have anywhere to go at the moment and I wish to be useful” </text:span><text:span text:style-name="T15">Martinus said breaking the stupor he has caused.</text:span></text:p>
      <text:p text:style-name="P21"><text:soft-page-break/>“what can you offer us other than military contribution but not to be rude. When I look at you I see a warrior not someone who could help us here in outer space.” Jaha said hiding his nervousness under the facade of leadership. While not mentioning that they will be sending ninety-nine kids to earth soon because of certain problems on the station.</text:p>
      <text:p text:style-name="P21">“no offence taken. well you could say that I am a blacksmith and an engineer.” replied Martinus. Realizing that he was talking to a man with very advanced looking gear he asked where or when he came from.</text:p>
      <text:p text:style-name="P21">“okay then but first answer me this from where or when did you come from?” asked Jaha. Martinus seeing no harm to answering this question answered.</text:p>
      <text:p text:style-name="P9"><text:span text:style-name="T15">“I am from the Imperium of Man I was sent here to aid mankind in this universe and from what I can remember according to Imperial calendar it was </text:span><text:span text:style-name="T16">around the thirty first millennium.” Jaha from hearing this was very ecstatic to have an engineer from the future that he accidentally revealed sensitive information. <text:s/></text:span></text:p>
      <text:p text:style-name="P9"><text:span text:style-name="T16">“</text:span><text:span text:style-name="T17">is it possible for you to fix a problem of ours? The problem is that we’re lacking enough oxygen to sustain our whole population to the point that we are willing to sacrifice a few to give us time to attempt to fix it” Martinus heard this. He immediately discarded the possibility of fixing it using his engineering skills and went to other solutions.</text:span></text:p>
      <text:p text:style-name="P22">“why don’t you go back to the planet there, Earth?” Martinus asked.</text:p>
      <text:p text:style-name="P22">“I am afraid that around a 100 years ago all around the world mankind detonated nuclear bombs around the world making Earth radioactive” Jaha replied.</text:p>
      <text:p text:style-name="P10"><text:span text:style-name="T7">“you do know that </text:span><text:span text:style-name="T19">the sun is a deadly la</text:span><text:span text:style-name="T20">z</text:span><text:span text:style-name="T19">er</text:span><text:span text:style-name="T21"> </text:span><text:span text:style-name="T22">being exposed to the sun in outer space is more radioactive than a planet that was irradiated 100 years ago right?” Martinus said. Upon hearing this the Jaha and Abigail were shocked at their stupidity. They wanted to send ninety nine kids to</text:span><text:span text:style-name="T23"> </text:span><text:span text:style-name="T22">find out if the Earth was habitable completely ignoring the fact that they have been exposed to even stronger radiation for </text:span></text:p>
      <text:p text:style-name="P32">most of their lives.</text:p>
      <text:p text:style-name="P32">“Thank you Martinus you don’t know how much this conversation have helped all of us”.</text:p>
      <text:p text:style-name="P20"><text:s/></text:p>
      <text:p text:style-name="P14"><text:span text:style-name="T14">T</text:span><text:span text:style-name="T7">HE ARK</text:span></text:p>
      <text:p text:style-name="P14"><text:span text:style-name="T14">T</text:span><text:span text:style-name="T7">HE COUNCIL A DAY LATER</text:span></text:p>
      <text:p text:style-name="P30"/>
      <text:p text:style-name="P24">Everyone was currently discussing how they could <text:span text:style-name="T24">get everyone down to earth.</text:span></text:p>
      <text:p text:style-name="P23">“What if We send the Ark itself down? The only problem is how to do so without killing us all.”. <text:span text:style-name="T25">Jaha said. <text:s/>Jaha looked around everyone and asked for their opinions. Their second option was to use the exodus ship and the drop pod they were to use for the ninety nine. Jaha knew that the second option was to be a last resort so he called for a meeting of all engineers and mechanics including Martinus the seven feet, six inches tall man.</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15T21:10:23.165000000</dc:date>
    <meta:editing-duration>PT22M59S</meta:editing-duration>
    <meta:editing-cycles>5</meta:editing-cycles>
    <meta:generator>LibreOffice/6.1.3.2$Windows_X86_64 LibreOffice_project/86daf60bf00efa86ad547e59e09d6bb77c699acb</meta:generator>
    <meta:document-statistic meta:table-count="0" meta:image-count="0" meta:object-count="0" meta:page-count="3" meta:paragraph-count="60" meta:word-count="1570" meta:character-count="8577" meta:non-whitespace-character-count="7058"/>
  </office:meta>
</office:document-meta>
</file>